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D000003E7B6C95BA3.png"/>
  <manifest:file-entry manifest:media-type="image/png" manifest:full-path="Pictures/100000000000064F000003ED3D9E9642.png"/>
  <manifest:file-entry manifest:media-type="image/png" manifest:full-path="Pictures/100000000000064B000003E740879D96.png"/>
  <manifest:file-entry manifest:media-type="image/png" manifest:full-path="Pictures/100000000000064B000003EB454AB9C6.png"/>
  <manifest:file-entry manifest:media-type="image/png" manifest:full-path="Pictures/100000000000064F000003E92E0C38DF.png"/>
  <manifest:file-entry manifest:media-type="image/png" manifest:full-path="Pictures/1000000000000649000003E783FA6A51.png"/>
  <manifest:file-entry manifest:media-type="image/png" manifest:full-path="Pictures/1000000000000653000003E9F9DD77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5.937cm" draw:z-index="0"><draw:image xlink:href="Pictures/100000000000064B000003E740879D96.png" xlink:type="simple" xlink:show="embed" xlink:actuate="onLoad"/></draw:frame></text:p>
      <text:p text:style-name="Standard"/>
      <text:p text:style-name="Standard"><draw:frame draw:style-name="fr1" draw:name="images2" text:anchor-type="paragraph" svg:width="25.7cm" svg:height="15.928cm" draw:z-index="1"><draw:image xlink:href="Pictures/100000000000064F000003E92E0C38DF.png" xlink:type="simple" xlink:show="embed" xlink:actuate="onLoad"/></draw:frame><text:soft-page-break/></text:p>
      <text:p text:style-name="Standard"/>
      <text:p text:style-name="Standard"><draw:frame draw:style-name="fr1" draw:name="images3" text:anchor-type="paragraph" svg:width="25.7cm" svg:height="15.889cm" draw:z-index="2"><draw:image xlink:href="Pictures/1000000000000653000003E9F9DD77F4.png" xlink:type="simple" xlink:show="embed" xlink:actuate="onLoad"/></draw:frame><text:soft-page-break/></text:p>
      <text:p text:style-name="Standard"/>
      <text:p text:style-name="Standard"><text:soft-page-break/></text:p>
      <text:p text:style-name="Standard"><draw:frame draw:style-name="fr1" draw:name="images4" text:anchor-type="paragraph" svg:width="25.7cm" svg:height="15.916cm" draw:z-index="3"><draw:image xlink:href="Pictures/100000000000064D000003E7B6C95BA3.png" xlink:type="simple" xlink:show="embed" xlink:actuate="onLoad"/></draw:frame></text:p>
      <text:p text:style-name="Standard"><draw:frame draw:style-name="fr1" draw:name="images5" text:anchor-type="paragraph" svg:width="25.7cm" svg:height="15.991cm" draw:z-index="4"><draw:image xlink:href="Pictures/100000000000064F000003ED3D9E9642.png" xlink:type="simple" xlink:show="embed" xlink:actuate="onLoad"/></draw:frame><text:soft-page-break/></text:p>
      <text:p text:style-name="Standard"/>
      <text:p text:style-name="Standard"><draw:frame draw:style-name="fr1" draw:name="images6" text:anchor-type="paragraph" svg:width="25.7cm" svg:height="15.956cm" draw:z-index="5"><draw:image xlink:href="Pictures/1000000000000649000003E783FA6A51.png" xlink:type="simple" xlink:show="embed" xlink:actuate="onLoad"/></draw:frame><text:soft-page-break/></text:p>
      <text:p text:style-name="Standard"/>
      <text:p text:style-name="Standard"><text:soft-page-break/></text:p>
      <text:p text:style-name="Standard"><draw:frame draw:style-name="fr1" draw:name="images7" text:anchor-type="paragraph" svg:width="25.7cm" svg:height="16cm" draw:z-index="6"><draw:image xlink:href="Pictures/100000000000064B000003EB454AB9C6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35S</meta:editing-duration>
    <meta:editing-cycles>3</meta:editing-cycles>
    <meta:generator>OpenOffice/4.1.7$Win32 OpenOffice.org_project/417m1$Build-9800</meta:generator>
    <dc:date>2021-07-10T00:20:29.59</dc:date>
    <meta:document-statistic meta:table-count="0" meta:image-count="7" meta:object-count="0" meta:page-count="8" meta:paragraph-count="0" meta:word-count="0" meta:character-count="0"/>
    <dc:creator>viviane </dc:creator>
    <meta:user-defined meta:name="Info 1"/>
    <meta:user-defined meta:name="Info 2"/>
    <meta:user-defined meta:name="Info 3"/>
    <meta:user-defined meta:name="Info 4"/>
  </office:meta>
</office:document-meta>
</file>